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2" style:family="paragraph" style:parent-style-name="Standard"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3" style:family="paragraph" style:parent-style-name="Standard">
      <style:text-properties style:font-name="Cambria" style:font-name-complex="Cambria"/>
    </style:style>
    <style:style style:name="P4" style:family="paragraph" style:parent-style-name="Standard" style:list-style-name="L1">
      <style:text-properties style:font-name="Cambria" officeooo:rsid="0009cecd" officeooo:paragraph-rsid="0009cecd" style:font-name-complex="Cambria"/>
    </style:style>
    <style:style style:name="T1" style:family="text">
      <style:text-properties officeooo:rsid="0009cecd"/>
    </style:style>
    <style:style style:name="T2" style:family="text">
      <style:text-properties officeooo:rsid="000bacc2"/>
    </style:style>
    <style:style style:name="T3" style:family="text">
      <style:text-properties style:font-name="Cambria" style:font-name-complex="Cambria"/>
    </style:style>
    <style:style style:name="T4" style:family="text">
      <style:text-properties style:font-name="Cambria" fo:font-weight="bold" style:font-weight-asian="bold" style:font-name-complex="Cambria"/>
    </style:style>
    <style:style style:name="T5" style:family="text">
      <style:text-properties fo:font-style="italic" officeooo:rsid="000bacc2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-Aula</text:p>
      <text:p text:style-name="P2"/>
      <text:p text:style-name="P3">Nome: <text:span text:style-name="T1">Vicente Franzini</text:span></text:p>
      <text:p text:style-name="P3">Data da aula: <text:span text:style-name="T1">23/03/26</text:span></text:p>
      <text:p text:style-name="P3"/>
      <text:p text:style-name="P3">Temas/conceitos trabalhados em aula:</text:p>
      <text:list text:style-name="L1">
        <text:list-item>
          <text:p text:style-name="P4">Pilhas</text:p>
          <text:list>
            <text:list-item>
              <text:p text:style-name="P4">Estáticas</text:p>
            </text:list-item>
            <text:list-item>
              <text:p text:style-name="P4">Dinâmicas</text:p>
            </text:list-item>
          </text:list>
        </text:list-item>
        <text:list-item>
          <text:p text:style-name="P4">Notação Polonesa</text:p>
        </text:list-item>
        <text:list-item>
          <text:p text:style-name="P4">Pilhas Sequenciais</text:p>
        </text:list-item>
      </text:list>
      <text:p text:style-name="P3"/>
      <text:p text:style-name="P3">Detalhe as formas de interação com esses temas/conceitos (busca na Internet, leitura, implementação de programas, exposição do professor, conversa com o colega/professor etc.):</text:p>
      <text:p text:style-name="P3"><text:tab/></text:p>
      <text:p text:style-name="P3"><text:tab/><text:span text:style-name="T1">Fiz os exercícios passados em aula, implementei a pilha em C e C++ </text:span><text:span text:style-name="T2">inteiramente dentro de um arquivo de cabeçalho</text:span><text:span text:style-name="T1">, conversei com colegas e me baseei na exposição do professor.</text:span></text:p>
      <text:p text:style-name="P3"/>
      <text:p text:style-name="Standard"><text:span text:style-name="T3">Comentários (</text:span><text:span text:style-name="T4">obrigatório</text:span><text:span text:style-name="T3"> no mínimo cinco linhas):</text:span></text:p>
      <text:p text:style-name="P3"/>
      <text:p text:style-name="P3"><text:tab/><text:span text:style-name="T2">Achei o conceito de Notação Polonesa não só interessante como também um bom exemplo de um uso mais complexo para pilhas.</text:span></text:p>
      <text:p text:style-name="P3"><text:tab/><text:span text:style-name="T2">Para além disso, a introdução a pilhas sequenciais é uma boa apresentação para um conceito muito importante, que é que no espaço virtual de memória de um processo, em geral, a pilha cresce “para baixo” e o heap cresce “para cima”, sendo assim, podemos ter um caso em que o programa fica sem memória pois um entrou no espaço do outro.</text:span></text:p>
      <text:p text:style-name="P3"><text:tab/><text:span text:style-name="T2">Esse bug pode ser replicado com duas pilhas sequenciais e quando ambas se encontram, ocorre um </text:span><text:span text:style-name="T5">stack overflow</text:span><text:span text:style-name="T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mbria" fo:font-size="10pt" style:font-size-asian="10pt" style:font-name-complex="Cambri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Estruturas de Dados I – Noturno – 1º sem/2026</text:p>
        <text:p text:style-name="MP1">Prof. Marcus Vinicius Maltemp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U</dc:title>
    <dc:subject/>
    <meta:keyword/>
    <meta:creation-date>2026-03-23T21:04:40.752547020</meta:creation-date>
    <meta:editing-cycles>2</meta:editing-cycles>
    <meta:editing-duration>PT6M21S</meta:editing-duration>
    <meta:generator>LibreOffice/25.8.5.2$Linux_X86_64 LibreOffice_project/580$Build-2</meta:generator>
    <dc:date>2026-03-23T21:21:16.262143464</dc:date>
    <meta:document-statistic meta:table-count="0" meta:image-count="0" meta:object-count="0" meta:page-count="1" meta:paragraph-count="18" meta:word-count="194" meta:character-count="1200" meta:non-whitespace-character-count="1021"/>
    <meta:template xlink:type="simple" xlink:actuate="onRequest" xlink:title="Modelo RAU" xlink:href="../../../../../Templates/Modelo%20RAU.ott" meta:date="2026-03-23T21:04:38.825326109"/>
  </office:meta>
</office:document-meta>
</file>